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6.53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9.1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ébut</text:p>
          </table:table-cell>
          <table:table-cell table:style-name="ce2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</text:p>
          </table:table-cell>
          <table:table-cell table:style-name="ce2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face minimale</text:p>
          </table:table-cell>
          <table:table-cell table:style-name="ce2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éalisation noyau minimal fonctionnel</text:p>
          </table:table-cell>
          <table:table-cell table:style-name="ce2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fonctionnalités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sin à main levée méridienne</text:p>
          </table:table-cell>
          <table:table-cell table:style-name="ce2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données</text:p>
          </table:table-cell>
          <table:table-cell table:style-name="ce2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2-19" calcext:value-type="date">
            <text:p>19/02/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des courbes par l'utilisateur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umentation, Aide utilisateur et tests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0" calcext:value-type="float">
            <text:p>100</text:p>
          </table:table-cell>
          <table:table-cell table:style-name="Default"/>
          <table:table-cell table:number-columns-repeated="2"/>
          <table:table-cell table:formula="of:=SUM([.C2:.C13])" office:value-type="float" office:value="100" calcext:value-type="float">
            <text:p>100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 table:number-rows-repeated="14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0000-00-00T16:46:27.5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5-11-24T16:46:59.995000000</dc:date>
    <meta:editing-duration>PT2H4M44S</meta:editing-duration>
    <meta:editing-cycles>18</meta:editing-cycles>
    <meta:generator>LibreOffice/4.1.5.3$Windows_x86 LibreOffice_project/1c1366bba2ba2b554cd2ca4d87c06da81c05d24</meta:generator>
    <meta:document-statistic meta:table-count="1" meta:cell-count="1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2.797cm" svg:y="0.517cm" chart:style-name="ch2">
          <text:p>Diagramme d'avancement des tâches</text:p>
        </chart:title>
        <chart:legend chart:legend-position="end" svg:x="27.407cm" svg:y="8.964cm" style:legend-expansion="high" chart:style-name="ch3"/>
        <chart:plot-area chart:style-name="ch4" table:cell-range-address="Feuille1.D2:Feuille1.D13 Feuille1.F2:Feuille1.G13 Feuille1.G1:Feuille1.G1 Feuille1.J1:Feuille1.J13" chart:data-source-has-labels="both" svg:x="3.447cm" svg:y="2.356cm" svg:width="23.025cm" svg:height="15.357cm">
          <chartooo:coordinate-region svg:x="4.254cm" svg:y="2.356cm" svg:width="22.032cm" svg:height="14.684cm"/>
          <chart:axis chart:dimension="x" chart:name="primary-x" chart:style-name="ch5" chartooo:axis-type="auto">
            <chart:title svg:x="13.46cm" svg:y="18.095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2.201cm" svg:y="10.978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